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F0000002E9C93E5663.png" manifest:media-type=""/>
  <manifest:file-entry manifest:full-path="Pictures/10000000000001FB0000018468F65F9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fill="solid" draw:fill-color="#00cccc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819cm" fo:min-width="7.111cm" draw:shadow-opacity="50%"/>
    </style:style>
    <style:style style:name="gr4" style:family="graphic" style:parent-style-name="standard">
      <style:graphic-properties draw:fill="solid" draw:fill-color="#0099ff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color="#000000" draw:fill="none" draw:fill-color="#0099ff" draw:opacity="50%" draw:textarea-horizontal-align="left" draw:auto-grow-height="true" draw:auto-grow-width="false" fo:min-height="0.819cm" fo:min-width="6.661cm" draw:shadow-opacity="50%"/>
    </style:style>
    <style:style style:name="gr6" style:family="graphic" style:parent-style-name="standard">
      <style:graphic-properties draw:fill="solid" draw:fill-color="#006b6b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819cm" fo:min-width="3.642cm" draw:shadow-opacity="5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048cm"/>
    </style:style>
    <style:style style:name="gr1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0099ff" draw:textarea-horizontal-align="left" draw:auto-grow-height="true" draw:auto-grow-width="false" fo:min-height="0.819cm" fo:min-width="6.661cm"/>
    </style:style>
    <style:style style:name="gr14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0099ff" draw:textarea-horizontal-align="left" draw:auto-grow-height="true" draw:auto-grow-width="false" fo:min-height="1.196cm" fo:min-width="6.661cm"/>
    </style:style>
    <style:style style:name="gr17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solid" draw:fill-color="#cfe7e5" draw:textarea-horizontal-align="left" draw:auto-grow-height="true" draw:auto-grow-width="false" fo:min-height="1.197cm" fo:min-width="6.661cm"/>
    </style:style>
    <style:style style:name="gr19" style:family="graphic" style:parent-style-name="standard">
      <style:graphic-properties draw:fill="solid" draw:fill-color="#cfe7e5" draw:opacity="50%" draw:fill-image-width="0cm" draw:fill-image-height="0cm" draw:textarea-horizontal-align="justify" draw:textarea-vertical-align="middle" draw:auto-grow-height="false" draw:shadow-opacity="50%"/>
    </style:style>
    <style:style style:name="gr20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21" style:family="graphic" style:parent-style-name="standard">
      <style:graphic-properties draw:opacity="50%" draw:fill-image-width="0cm" draw:fill-image-height="0cm" draw:textarea-horizontal-align="justify" draw:textarea-vertical-align="middle" draw:auto-grow-height="false" draw:shadow="hidden" draw:shadow-opacity="50%"/>
    </style:style>
    <style:style style:name="gr22" style:family="graphic" style:parent-style-name="standard">
      <style:graphic-properties draw:fill="solid" draw:fill-color="#ffff66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fill="solid" draw:fill-color="#cccc00" draw:opacity="50%" draw:fill-image-width="0cm" draw:fill-image-height="0cm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fill="solid" draw:fill-color="#e6e64c" draw:opacity="50%" draw:fill-image-width="0cm" draw:fill-image-height="0cm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fill="solid" draw:fill-color="#b3b300" draw:opacity="50%" draw:fill-image-width="0cm" draw:fill-image-height="0cm" draw:textarea-horizontal-align="justify" draw:textarea-vertical-align="middle" draw:auto-grow-height="false" draw:shadow-opacity="50%"/>
    </style:style>
    <style:style style:name="gr26" style:family="graphic" style:parent-style-name="standard">
      <style:graphic-properties draw:stroke="none" draw:fill="none" draw:opacity="50%" draw:fill-image-width="0cm" draw:fill-image-height="0cm" fo:min-height="0.946cm" draw:shadow-opacity="50%"/>
    </style:style>
    <style:style style:name="gr27" style:family="graphic" style:parent-style-name="standard">
      <style:graphic-properties draw:fill="solid" draw:fill-color="#99ccff" draw:opacity="50%" draw:fill-image-width="0cm" draw:fill-image-height="0cm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fill="solid" draw:fill-color="#47b8b8" draw:opacity="50%" draw:fill-image-width="0cm" draw:fill-image-height="0cm" draw:textarea-horizontal-align="justify" draw:textarea-vertical-align="middle" draw:auto-grow-height="false" draw:shadow-opacity="50%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er4" svg:width="27.699cm" svg:height="18.999cm" svg:x="1cm" svg:y="1cm" svg:viewBox="0 0 27700 19000" svg:d="m0 19000v-19000c15512 0 27407 8195 27700 19000z">
          <text:p/>
        </draw:path>
        <draw:g>
          <draw:custom-shape draw:style-name="gr2" draw:text-style-name="P1" draw:layer="Layer4" svg:width="12.968cm" svg:height="8.636cm" svg:x="15.659cm" svg:y="1.0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er4" svg:width="8.981cm" svg:height="1.195cm" svg:x="17.808cm" svg:y="2.031cm">
            <draw:text-box>
              <text:p text:style-name="P2"><text:span text:style-name="T1">Software Propietario</text:span></text:p>
            </draw:text-box>
          </draw:frame>
          <draw:g>
            <draw:custom-shape draw:style-name="gr4" draw:text-style-name="P1" draw:layer="Layer4" svg:width="10.099cm" svg:height="3.515cm" svg:x="17.443cm" svg:y="3.3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2" draw:layer="Layer4" svg:width="8.427cm" svg:height="1.195cm" svg:x="18.689cm" svg:y="4.273cm">
              <draw:text-box>
                <text:p text:style-name="P2"><text:span text:style-name="T1">Software “cerrado”</text:span></text:p>
              </draw:text-box>
            </draw:frame>
          </draw:g>
          <draw:custom-shape draw:style-name="gr6" draw:text-style-name="P1" draw:layer="Layer4" svg:width="6.281cm" svg:height="1.802cm" svg:x="19.536cm" svg:y="6.1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2" draw:layer="Layer4" svg:width="5.022cm" svg:height="1.195cm" svg:x="20.343cm" svg:y="6.486cm">
            <draw:text-box>
              <text:p text:style-name="P2"><text:span text:style-name="T1">Shareware</text:span></text:p>
            </draw:text-box>
          </draw:frame>
        </draw:g>
        <draw:frame draw:style-name="gr8" draw:text-style-name="P2" draw:layer="Layer4" svg:width="6.242cm" svg:height="2.139cm" svg:x="21.936cm" svg:y="16.768cm">
          <draw:text-box>
            <text:p text:style-name="P2"><text:span text:style-name="T1">Software de </text:span><text:span text:style-name="T1"><text:line-break/></text:span><text:span text:style-name="T1">libre descarga</text:span></text:p>
          </draw:text-box>
        </draw:frame>
        <draw:path draw:style-name="gr9" draw:text-style-name="P1" draw:layer="Layer4" svg:width="20.386cm" svg:height="18.111cm" svg:x="1.032cm" svg:y="1.888cm" svg:viewBox="0 0 20387 18112" svg:d="m0 159c928-105 1883-159 2861-159 9937 0 17526 5581 17526 12890 0 1876-500 3639-1412 5222h-18975z">
          <text:p/>
        </draw:path>
        <draw:path draw:style-name="gr10" draw:text-style-name="P1" draw:layer="Layer4" svg:width="18.227cm" svg:height="15.824cm" svg:x="1.033cm" svg:y="4.175cm" svg:viewBox="0 0 18228 15825" svg:d="m0 139c829-92 1683-139 2558-139 8885 0 15670 4876 15670 11262 0 1640-447 3180-1263 4563h-16965z">
          <text:p/>
        </draw:path>
        <draw:frame draw:style-name="gr11" draw:text-style-name="P2" draw:layer="Layer4" svg:width="6.595cm" svg:height="1.195cm" svg:x="2.536cm" svg:y="2.669cm">
          <draw:text-box>
            <text:p text:style-name="P2"><text:span text:style-name="T1">Código Abierto</text:span></text:p>
          </draw:text-box>
        </draw:frame>
        <draw:frame draw:style-name="gr11" draw:text-style-name="P2" draw:layer="Layer4" svg:width="6.595cm" svg:height="1.195cm" svg:x="1.337cm" svg:y="5.17cm">
          <draw:text-box>
            <text:p text:style-name="P2"><text:span text:style-name="T1">Software Libre</text:span></text:p>
          </draw:text-box>
        </draw:frame>
        <draw:g>
          <draw:custom-shape draw:style-name="gr12" draw:text-style-name="P1" draw:layer="Layer4" svg:width="10.961cm" svg:height="3.515cm" svg:x="0.961cm" svg:y="7.1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er4" svg:width="7.323cm" svg:height="2.139cm" svg:x="2.913cm" svg:y="7.767cm">
            <draw:text-box>
              <text:p text:style-name="P3"><text:span text:style-name="T1">Dominio Público</text:span><text:span text:style-name="T1"><text:line-break/></text:span><text:span text:style-name="T1">(sin Copyright)</text:span></text:p>
            </draw:text-box>
          </draw:frame>
        </draw:g>
        <draw:g>
          <draw:custom-shape draw:style-name="gr14" draw:text-style-name="P1" draw:layer="Layer4" svg:width="8.675cm" svg:height="2.667cm" svg:x="3.882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3" draw:layer="Layer4" svg:width="5.795cm" svg:height="1.195cm" svg:x="5.199cm" svg:y="11.541cm">
            <draw:text-box>
              <text:p text:style-name="P3"><text:span text:style-name="T1">Sin Copyleft</text:span></text:p>
            </draw:text-box>
          </draw:frame>
        </draw:g>
        <draw:g>
          <draw:custom-shape draw:style-name="gr15" draw:text-style-name="P1" draw:layer="Layer4" svg:width="11.684cm" svg:height="5.842cm" svg:x="5.953cm" svg:y="13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3" draw:layer="Layer4" svg:width="6.749cm" svg:height="1.446cm" svg:x="8.232cm" svg:y="14.749cm">
            <draw:text-box>
              <text:p text:style-name="P3"><text:span text:style-name="T1">Con Copyleft</text:span></text:p>
            </draw:text-box>
          </draw:frame>
          <draw:g>
            <draw:custom-shape draw:style-name="gr17" draw:text-style-name="P1" draw:layer="Layer4" svg:width="4.437cm" svg:height="2.767cm" svg:x="10.094cm" svg:y="16.4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8" draw:text-style-name="P3" draw:layer="Layer4" svg:width="3.151cm" svg:height="1.447cm" svg:x="11.032cm" svg:y="17.058cm">
              <draw:text-box>
                <text:p text:style-name="P3"><text:span text:style-name="T1">GPL</text:span></text:p>
              </draw:text-box>
            </draw:frame>
          </draw:g>
        </draw:g>
      </draw:page>
      <draw:page draw:name="page2" draw:style-name="dp1" draw:master-page-name="Default">
        <draw:custom-shape draw:style-name="gr19" draw:text-style-name="P1" draw:layer="Layer4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er4" svg:width="17.271cm" svg:height="19cm" svg:x="1cm" svg:y="0.999cm" svg:viewBox="0 0 17272 19001" svg:d="m0 19001v-19001h10687c4038 2420 6585 6375 6585 10985 0 3041-1109 5798-3023 8016z">
          <text:p/>
        </draw:path>
        <draw:frame draw:style-name="gr11" draw:text-style-name="P3" draw:layer="Layer4" svg:width="6.595cm" svg:height="3.083cm" svg:x="3.159cm" svg:y="1.981cm">
          <draw:text-box>
            <text:p text:style-name="P3"><text:span text:style-name="T1">Software Libre o </text:span></text:p>
            <text:p text:style-name="P3"><text:span text:style-name="T1">Free Software</text:span></text:p>
          </draw:text-box>
        </draw:frame>
        <draw:path draw:style-name="gr21" draw:text-style-name="P1" draw:layer="Layer4" svg:width="21.603cm" svg:height="15.016cm" svg:x="7.096cm" svg:y="4.937cm" svg:viewBox="0 0 21604 15017" svg:d="m21604 15017c-12425-382-21604-3503-21604-7509s9179-7127 21604-7508z">
          <text:p/>
        </draw:path>
        <draw:g>
          <draw:custom-shape draw:style-name="gr22" draw:text-style-name="P3" draw:layer="Layer4" svg:width="18.669cm" svg:height="13.843cm" svg:x="1.762cm" svg:y="5.572cm">
            <text:p text:style-name="P1"><text:span text:style-name="T1">Open Sourc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3" draw:layer="Layer4" svg:width="10.541cm" svg:height="2.186cm" svg:x="3.029cm" svg:y="10.952cm">
            <text:p text:style-name="P1"><text:span text:style-name="T1">Licencias permisiva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er4" svg:width="11.963cm" svg:height="2.794cm" svg:x="4.904cm" svg:y="7.66cm">
            <text:p text:style-name="P1"><text:span text:style-name="T1">Dominio público </text:span><text:span text:style-name="T1"><text:line-break/></text:span><text:span text:style-name="T1">con fuent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5" draw:text-style-name="P3" draw:layer="Layer4" svg:width="10.218cm" svg:height="4.826cm" svg:x="5.899cm" svg:y="13.511cm">
              <text:p text:style-name="P1"><text:span text:style-name="T1">Copyleft</text:span></text:p>
              <text:p text:style-name="P1"><text:span text:style-name="T1"/></text:p>
              <text:p text:style-name="P1"><text:span text:style-name="T1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3" draw:layer="Layer4" svg:width="4.809cm" svg:height="2.032cm" svg:x="9.052cm" svg:y="15.905cm">
              <text:p text:style-name="P1"><text:span text:style-name="T1">GPL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6" draw:text-style-name="P3" draw:layer="Layer4" svg:width="8.001cm" svg:height="2.139cm" svg:x="20.431cm" svg:y="10.144cm">
          <draw:text-box>
            <text:p text:style-name="P3"><text:span text:style-name="T1">Software de </text:span><text:span text:style-name="T1"><text:line-break/></text:span><text:span text:style-name="T1">libre descarga</text:span></text:p>
          </draw:text-box>
        </draw:frame>
        <draw:g>
          <draw:custom-shape draw:style-name="gr27" draw:text-style-name="P3" draw:layer="Layer4" svg:width="7.747cm" svg:height="3.683cm" svg:x="19.542cm" svg:y="14.716cm">
            <text:p text:style-name="P1"><text:span text:style-name="T1">Sharewa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8" draw:text-style-name="P3" draw:layer="Layer4" svg:width="9.906cm" svg:height="3.591cm" svg:x="17.764cm" svg:y="3.632cm">
          <text:p text:style-name="P1"><text:span text:style-name="T1">Dominio público</text:span></text:p>
          <text:p text:style-name="P1"><text:span text:style-name="T1">sin fuen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er4" svg:width="9.017cm" svg:height="1.195cm" svg:x="14.788cm" svg:y="1.729cm">
          <draw:text-box>
            <text:p text:style-name="P2"><text:span text:style-name="T1">Software Propietario</text:span></text:p>
          </draw:text-box>
        </draw:frame>
      </draw:page>
      <draw:page draw:name="page3" draw:style-name="dp1" draw:master-page-name="Default">
        <draw:frame draw:style-name="gr29" draw:text-style-name="P1" draw:layer="Layer4" svg:width="27.94cm" svg:height="19.105cm" svg:x="1cm" svg:y="0.895cm">
          <draw:image xlink:href="Pictures/10000000000001FB0000018468F65F9C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9" draw:text-style-name="P1" draw:layer="layout" svg:width="25.707cm" svg:height="18.999cm" svg:x="2.034cm" svg:y="1.012cm">
          <draw:image xlink:href="Pictures/10000000000003F0000002E9C93E566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0T14:10:55</meta:creation-date>
    <dc:date>2013-07-10T21:31:50</dc:date>
    <meta:editing-duration>PT7H5M45S</meta:editing-duration>
    <meta:editing-cycles>20</meta:editing-cycles>
    <meta:generator>LibreOffice/4.0.3.3$Linux_x86 LibreOffice_project/0eaa50a932c8f2199a615e1eb30f7ac74279539</meta:generator>
    <meta:document-statistic meta:object-count="44"/>
  </office:meta>
</office:document-meta>
</file>